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2e285" officeooo:paragraph-rsid="0002e285"/>
    </style:style>
    <style:style style:name="P2" style:family="paragraph" style:parent-style-name="Standard">
      <style:text-properties officeooo:rsid="00010f40" officeooo:paragraph-rsid="00010f40"/>
    </style:style>
    <style:style style:name="P3" style:family="paragraph" style:parent-style-name="Standard">
      <style:text-properties officeooo:rsid="00010f40" officeooo:paragraph-rsid="0002e285"/>
    </style:style>
    <style:style style:name="P4" style:family="paragraph" style:parent-style-name="Standard">
      <style:text-properties officeooo:rsid="0002e285" officeooo:paragraph-rsid="0002e285"/>
    </style:style>
    <style:style style:name="P5" style:family="paragraph" style:parent-style-name="Standard">
      <style:text-properties officeooo:rsid="0006bdd6" officeooo:paragraph-rsid="0006bdd6"/>
    </style:style>
    <style:style style:name="P6" style:family="paragraph" style:parent-style-name="Standard">
      <style:text-properties officeooo:rsid="000833ff" officeooo:paragraph-rsid="000bcd41"/>
    </style:style>
    <style:style style:name="P7" style:family="paragraph" style:parent-style-name="Standard">
      <style:text-properties officeooo:rsid="000833ff" officeooo:paragraph-rsid="000e3f33"/>
    </style:style>
    <style:style style:name="P8" style:family="paragraph" style:parent-style-name="Standard">
      <style:text-properties officeooo:rsid="000a0230" officeooo:paragraph-rsid="000a0230"/>
    </style:style>
    <style:style style:name="P9" style:family="paragraph" style:parent-style-name="Standard">
      <style:text-properties officeooo:rsid="000a0230" officeooo:paragraph-rsid="000bcd41"/>
    </style:style>
    <style:style style:name="P10" style:family="paragraph" style:parent-style-name="Standard">
      <style:text-properties officeooo:rsid="000a0230" officeooo:paragraph-rsid="000d1fd0"/>
    </style:style>
    <style:style style:name="P11" style:family="paragraph" style:parent-style-name="Standard">
      <style:text-properties officeooo:paragraph-rsid="000bcd41"/>
    </style:style>
    <style:style style:name="P12" style:family="paragraph" style:parent-style-name="Standard">
      <style:text-properties officeooo:rsid="000bcd41" officeooo:paragraph-rsid="000bcd41"/>
    </style:style>
    <style:style style:name="P13" style:family="paragraph" style:parent-style-name="Standard">
      <style:text-properties officeooo:rsid="000bcd41" officeooo:paragraph-rsid="000d1fd0"/>
    </style:style>
    <style:style style:name="P14" style:family="paragraph" style:parent-style-name="Standard">
      <style:text-properties officeooo:rsid="000bcd41" officeooo:paragraph-rsid="00111412"/>
    </style:style>
    <style:style style:name="P15" style:family="paragraph" style:parent-style-name="Standard">
      <style:text-properties officeooo:paragraph-rsid="000d1fd0"/>
    </style:style>
    <style:style style:name="P16" style:family="paragraph" style:parent-style-name="Standard">
      <style:text-properties officeooo:paragraph-rsid="000dd3b4"/>
    </style:style>
    <style:style style:name="P17" style:family="paragraph" style:parent-style-name="Standard">
      <style:text-properties officeooo:paragraph-rsid="000e3f33"/>
    </style:style>
    <style:style style:name="P18" style:family="paragraph" style:parent-style-name="Standard">
      <style:text-properties officeooo:paragraph-rsid="000eeb77"/>
    </style:style>
    <style:style style:name="P19" style:family="paragraph" style:parent-style-name="Standard">
      <style:text-properties officeooo:paragraph-rsid="000f3573"/>
    </style:style>
    <style:style style:name="P20" style:family="paragraph" style:parent-style-name="Standard">
      <style:text-properties style:font-name="Hack" fo:font-size="10pt" officeooo:paragraph-rsid="00111412" style:font-size-asian="10pt" style:font-size-complex="10pt"/>
    </style:style>
    <style:style style:name="P21" style:family="paragraph" style:parent-style-name="Standard">
      <style:text-properties officeooo:paragraph-rsid="00111412"/>
    </style:style>
    <style:style style:name="P22" style:family="paragraph" style:parent-style-name="Text_20_body">
      <style:text-properties officeooo:paragraph-rsid="00111412"/>
    </style:style>
    <style:style style:name="P23" style:family="paragraph" style:parent-style-name="Text_20_body">
      <style:text-properties officeooo:rsid="000833ff" officeooo:paragraph-rsid="000833ff"/>
    </style:style>
    <style:style style:name="P24" style:family="paragraph" style:parent-style-name="Text_20_body">
      <style:text-properties officeooo:paragraph-rsid="000f8968"/>
    </style:style>
    <style:style style:name="P25" style:family="paragraph" style:parent-style-name="Preformatted_20_Text">
      <style:text-properties officeooo:rsid="00010f40" officeooo:paragraph-rsid="00121186"/>
    </style:style>
    <style:style style:name="P26" style:family="paragraph" style:parent-style-name="Preformatted_20_Text">
      <style:text-properties officeooo:paragraph-rsid="00121186"/>
    </style:style>
    <style:style style:name="P27" style:family="paragraph" style:parent-style-name="Preformatted_20_Text">
      <style:text-properties officeooo:rsid="001c25fd" officeooo:paragraph-rsid="00148f1b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Standard">
      <style:text-properties officeooo:rsid="00162560" officeooo:paragraph-rsid="00162560"/>
    </style:style>
    <style:style style:name="P33" style:family="paragraph" style:parent-style-name="Standard">
      <style:text-properties officeooo:rsid="00010f40" officeooo:paragraph-rsid="00010f40"/>
    </style:style>
    <style:style style:name="P34" style:family="paragraph" style:parent-style-name="Text_20_body">
      <style:text-properties officeooo:rsid="00162560" officeooo:paragraph-rsid="00162560"/>
    </style:style>
    <style:style style:name="P35" style:family="paragraph" style:parent-style-name="Preformatted_20_Text">
      <style:text-properties officeooo:rsid="00148f1b" officeooo:paragraph-rsid="00148f1b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002e285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3">
      <style:text-properties officeooo:paragraph-rsid="00111412"/>
    </style:style>
    <style:style style:name="P40" style:family="paragraph" style:parent-style-name="Heading_20_3">
      <style:text-properties officeooo:paragraph-rsid="000f8968"/>
    </style:style>
    <style:style style:name="P41" style:family="paragraph" style:parent-style-name="Heading_20_3">
      <style:text-properties officeooo:paragraph-rsid="000bcd41"/>
    </style:style>
    <style:style style:name="T1" style:family="text">
      <style:text-properties officeooo:rsid="0006bdd6"/>
    </style:style>
    <style:style style:name="T2" style:family="text">
      <style:text-properties style:font-name="Hack" fo:font-size="10pt" style:font-size-asian="10pt" style:font-size-complex="10pt"/>
    </style:style>
    <style:style style:name="T3" style:family="text">
      <style:text-properties style:font-name="Hack" fo:font-size="10pt" officeooo:rsid="000bcd41" style:font-size-asian="10pt" style:font-size-complex="10pt"/>
    </style:style>
    <style:style style:name="T4" style:family="text">
      <style:text-properties style:font-name="Hack" fo:font-size="10pt" officeooo:rsid="000d1fd0" style:font-size-asian="10pt" style:font-size-complex="10pt"/>
    </style:style>
    <style:style style:name="T5" style:family="text">
      <style:text-properties officeooo:rsid="000bcd41"/>
    </style:style>
    <style:style style:name="T6" style:family="text">
      <style:text-properties officeooo:rsid="000f3573"/>
    </style:style>
    <style:style style:name="T7" style:family="text">
      <style:text-properties officeooo:rsid="00148f1b"/>
    </style:style>
    <style:style style:name="T8" style:family="text">
      <style:text-properties officeooo:rsid="0016256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ide to use of libosdp</text:p>
      <text:p text:style-name="P4"/>
      <text:p text:style-name="P4">Project Summary</text:p>
      <text:p text:style-name="P4"/>
      <text:p text:style-name="P4"><text:a xlink:type="simple" xlink:href="https://github.com/smithee-us/libosdp" text:style-name="Internet_20_link" text:visited-style-name="Visited_20_Internet_20_Link">https://github.com/smithee-us/libosdp</text:a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9"><text:a xlink:type="simple" xlink:href="#__RefHeading__118_1076351487" text:style-name="Index_20_Link" text:visited-style-name="Index_20_Link">Intro<text:tab/>3</text:a></text:p>
          <text:p text:style-name="P31"><text:a xlink:type="simple" xlink:href="#__RefHeading__120_1076351487" text:style-name="Index_20_Link" text:visited-style-name="Index_20_Link">what it is<text:tab/>3</text:a></text:p>
          <text:p text:style-name="P31"><text:a xlink:type="simple" xlink:href="#__RefHeading__122_1076351487" text:style-name="Index_20_Link" text:visited-style-name="Index_20_Link">Components<text:tab/>3</text:a></text:p>
          <text:p text:style-name="P29"><text:a xlink:type="simple" xlink:href="#__RefHeading__124_1076351487" text:style-name="Index_20_Link" text:visited-style-name="Index_20_Link">using the libosdp tools<text:tab/>4</text:a></text:p>
          <text:p text:style-name="P31"><text:a xlink:type="simple" xlink:href="#__RefHeading__498_1076351487" text:style-name="Index_20_Link" text:visited-style-name="Index_20_Link">Building the Software<text:tab/>4</text:a></text:p>
          <text:p text:style-name="P30"><text:a xlink:type="simple" xlink:href="#__RefHeading__5892_1461553674" text:style-name="Index_20_Link" text:visited-style-name="Index_20_Link">Directory Structure<text:tab/>4</text:a></text:p>
          <text:p text:style-name="P30"><text:a xlink:type="simple" xlink:href="#__RefHeading__582_170384181" text:style-name="Index_20_Link" text:visited-style-name="Index_20_Link">Required Libraries<text:tab/>4</text:a></text:p>
          <text:p text:style-name="P29"><text:a xlink:type="simple" xlink:href="#__RefHeading__584_170384181" text:style-name="Index_20_Link" text:visited-style-name="Index_20_Link">How to use<text:tab/>6</text:a></text:p>
          <text:p text:style-name="P31"><text:a xlink:type="simple" xlink:href="#__RefHeading__500_1076351487" text:style-name="Index_20_Link" text:visited-style-name="Index_20_Link">General program set-up<text:tab/>6</text:a></text:p>
          <text:p text:style-name="P31"><text:a xlink:type="simple" xlink:href="#__RefHeading__126_1076351487" text:style-name="Index_20_Link" text:visited-style-name="Index_20_Link">how to use it – 485<text:tab/>7</text:a></text:p>
          <text:p text:style-name="P30"><text:a xlink:type="simple" xlink:href="#__RefHeading__502_1076351487" text:style-name="Index_20_Link" text:visited-style-name="Index_20_Link">CP (RS-485)<text:tab/>7</text:a></text:p>
          <text:p text:style-name="P30"><text:a xlink:type="simple" xlink:href="#__RefHeading__504_1076351487" text:style-name="Index_20_Link" text:visited-style-name="Index_20_Link">PD (RS-485)<text:tab/>7</text:a></text:p>
          <text:p text:style-name="P31"><text:a xlink:type="simple" xlink:href="#__RefHeading__128_1076351487" text:style-name="Index_20_Link" text:visited-style-name="Index_20_Link">how to use it – tls<text:tab/>7</text:a></text:p>
          <text:p text:style-name="P30"><text:a xlink:type="simple" xlink:href="#__RefHeading__506_1076351487" text:style-name="Index_20_Link" text:visited-style-name="Index_20_Link">Certificates<text:tab/>7</text:a></text:p>
          <text:p text:style-name="P30"><text:a xlink:type="simple" xlink:href="#__RefHeading__508_1076351487" text:style-name="Index_20_Link" text:visited-style-name="Index_20_Link">CP (TLS)<text:tab/>8</text:a></text:p>
          <text:p text:style-name="P31"><text:a xlink:type="simple" xlink:href="#__RefHeading__510_1076351487" text:style-name="Index_20_Link" text:visited-style-name="Index_20_Link">Configuration File Set-up<text:tab/>8</text:a></text:p>
          <text:p text:style-name="P30"><text:a xlink:type="simple" xlink:href="#__RefHeading__512_1076351487" text:style-name="Index_20_Link" text:visited-style-name="Index_20_Link">Configuring an RS-485 PD<text:tab/>8</text:a></text:p>
          <text:p text:style-name="P30"><text:a xlink:type="simple" xlink:href="#__RefHeading__514_1076351487" text:style-name="Index_20_Link" text:visited-style-name="Index_20_Link">Configuring an RS-485 CP<text:tab/>8</text:a></text:p>
          <text:p text:style-name="P30"><text:a xlink:type="simple" xlink:href="#__RefHeading__516_1076351487" text:style-name="Index_20_Link" text:visited-style-name="Index_20_Link">Configuring a TLS PD (Server)<text:tab/>8</text:a></text:p>
          <text:p text:style-name="P30"><text:a xlink:type="simple" xlink:href="#__RefHeading__518_1076351487" text:style-name="Index_20_Link" text:visited-style-name="Index_20_Link">Configuring a TLS CP (Client)<text:tab/>8</text:a></text:p>
          <text:p text:style-name="P30"><text:a xlink:type="simple" xlink:href="#__RefHeading__520_1076351487" text:style-name="Index_20_Link" text:visited-style-name="Index_20_Link">Configuration Parameters<text:tab/>8</text:a></text:p>
          <text:p text:style-name="P29"><text:a xlink:type="simple" xlink:href="#__RefHeading__130_1076351487" text:style-name="Index_20_Link" text:visited-style-name="Index_20_Link">libosdp internals<text:tab/>10</text:a></text:p>
          <text:p text:style-name="P31"><text:a xlink:type="simple" xlink:href="#__RefHeading__132_1076351487" text:style-name="Index_20_Link" text:visited-style-name="Index_20_Link">osdp protocol implementation<text:tab/>10</text:a></text:p>
          <text:p text:style-name="P31"><text:a xlink:type="simple" xlink:href="#__RefHeading__134_1076351487" text:style-name="Index_20_Link" text:visited-style-name="Index_20_Link">libosdp control api<text:tab/>10</text:a></text:p>
          <text:p text:style-name="P29"><text:a xlink:type="simple" xlink:href="#__RefHeading__114_1076351487" text:style-name="Index_20_Link" text:visited-style-name="Index_20_Link">appendix<text:tab/>11</text:a></text:p>
          <text:p text:style-name="P31"><text:a xlink:type="simple" xlink:href="#__RefHeading__116_1076351487" text:style-name="Index_20_Link" text:visited-style-name="Index_20_Link">a. colophon<text:tab/>11</text:a></text:p>
          <text:p text:style-name="P31"><text:a xlink:type="simple" xlink:href="#__RefHeading__110_1076351487" text:style-name="Index_20_Link" text:visited-style-name="Index_20_Link">b. basic osdp end to end test<text:tab/>12</text:a></text:p>
          <text:p text:style-name="P31"><text:a xlink:type="simple" xlink:href="#__RefHeading__112_1076351487" text:style-name="Index_20_Link" text:visited-style-name="Index_20_Link">c. osdp interop cable<text:tab/>13</text:a></text:p>
          <text:p text:style-name="P29"><text:a xlink:type="simple" xlink:href="#__RefHeading__108_1076351487" text:style-name="Index_20_Link" text:visited-style-name="Index_20_Link">punchlist<text:tab/>14</text:a></text:p>
        </text:index-body>
      </text:table-of-content>
      <text:p text:style-name="P4"/>
      <text:h text:style-name="P36" text:outline-level="1"><text:bookmark-start text:name="__RefHeading__118_1076351487"/>Intro<text:bookmark-end text:name="__RefHeading__118_1076351487"/></text:h>
      <text:p text:style-name="P2">t.b.d.</text:p>
      <text:h text:style-name="Heading_20_2" text:outline-level="2"><text:bookmark-start text:name="__RefHeading__120_1076351487"/>what it is<text:bookmark-end text:name="__RefHeading__120_1076351487"/></text:h>
      <text:p text:style-name="P2">t.b.d. (use wiki page)</text:p>
      <text:h text:style-name="Heading_20_2" text:outline-level="2"><text:bookmark-start text:name="__RefHeading__122_1076351487"/><text:span text:style-name="T1">C</text:span>omponents<text:bookmark-end text:name="__RefHeading__122_1076351487"/></text:h>
      <text:p text:style-name="P5">The package consists of RS-485 and TLS variants of a program that runs on Linux and implements the OSDP protocol. <text:s/>CP and PD roles are both implemented. <text:s/>Also, for RS-485, there is a “monitor” mode that simply displays the messages read from the RS-485 interface.</text:p>
      <text:p text:style-name="P5"/>
      <text:p text:style-name="P5">RS-485: The program open-osdp implements OSDP using a RS-485 interface that supports the Linux (/dev/tty) interface.</text:p>
      <text:p text:style-name="P5"/>
      <text:p text:style-name="P5">TLS: the programs osdp-net-client and osdp-net-server implement OSDP using TLS over a network connection.</text:p>
      <text:p text:style-name="P5"/>
      <text:p text:style-name="P5">The OSPD programs run as background processes. <text:s/>You send JSON commands to control the program. <text:s/>A simple web-based user interface has been implemented.</text:p>
      <text:p text:style-name="P5"/>
      <text:p text:style-name="P5">The whole thing fits together in a small Linux system (like a Raspberry Pi) using Debian Linux and an Apache web server.</text:p>
      <text:p text:style-name="P5"/>
      <text:h text:style-name="P37" text:outline-level="1"><text:bookmark-start text:name="__RefHeading__124_1076351487"/>using the libosdp tools<text:bookmark-end text:name="__RefHeading__124_1076351487"/></text:h>
      <text:h text:style-name="Heading_20_2" text:outline-level="2"><text:bookmark-start text:name="__RefHeading__498_1076351487"/>Building the Software<text:bookmark-end text:name="__RefHeading__498_1076351487"/></text:h>
      <text:p text:style-name="P12">Get the latest release from the github repo. <text:s/>Load it on a Debian linux system, preferrably with CLANG but GCC will work. <text:s/>Do “make clean” and “make build” in the top level directory to build the software. <text:s/>Do “make release” in the top level directory to create a tarball meant to be expanded from the root (as root) so as to create a /opt/open-osdp/... file structure. <text:s/>There isn't an install package, it's assumed you create the tarball and load it yourself.</text:p>
      <text:h text:style-name="P39" text:outline-level="3"><text:bookmark-start text:name="__RefHeading__5892_1461553674"/>Directory Structure<text:bookmark-end text:name="__RefHeading__5892_1461553674"/></text:h>
      <text:p text:style-name="P22">The <text:span text:style-name="T7">built </text:span>directory structure is</text:p>
      <text:p text:style-name="P20">/opt/open-osdp/bin</text:p>
      <text:p text:style-name="P20">/opt/open-osdp/etc</text:p>
      <text:p text:style-name="P20">/opt/open-osdp/run/CP</text:p>
      <text:p text:style-name="P20">/opt/open-osdp/run/PD</text:p>
      <text:p text:style-name="P20"/>
      <text:p text:style-name="P21">bin - programs osdp-net-client, osdp-net-server</text:p>
      <text:p text:style-name="P21">etc - certificate files ca_keys.pem (for root key), key.pem (private key for server), cert.pem (certificate for server), client_key.pem (private key for client), client_cert.pem (cert for client.)</text:p>
      <text:p text:style-name="P21">run/CP - directory where CP is run</text:p>
      <text:p text:style-name="P21">run/PD - directory where PD is run</text:p>
      <text:p text:style-name="P14">run/MON - directory where Monitoring is run</text:p>
      <text:h text:style-name="Heading_20_3" text:outline-level="3"><text:bookmark-start text:name="__RefHeading__582_170384181"/>Required Libraries<text:bookmark-end text:name="__RefHeading__582_170384181"/></text:h>
      <text:p text:style-name="P35">Update Debian and add build-essential and some other packages.</text:p>
      <text:p text:style-name="P27"/>
      <text:p text:style-name="P27"><text:s text:c="2"/>apt-get update</text:p>
      <text:p text:style-name="P27"><text:s text:c="2"/>apt-get upgrade</text:p>
      <text:p text:style-name="P27"><text:s text:c="2"/>apt-get install build-essential</text:p>
      <text:p text:style-name="P27"/>
      <text:p text:style-name="P27"><text:s text:c="2"/>apt-get install clang lzip pkg-config libgmp3-dev libgmpxx4ldbl screen</text:p>
      <text:p text:style-name="P27"><text:s text:c="2"/>apt-get install tcpdump gdb apache2 git</text:p>
      <text:p text:style-name="P27"/>
      <text:p text:style-name="P27">download jansson, libtasn, nettle, and gnutls.</text:p>
      <text:p text:style-name="P27"/>
      <text:p text:style-name="P27">build jansson</text:p>
      <text:p text:style-name="P27"><text:s text:c="2"/>./configure --prefix=/opt</text:p>
      <text:p text:style-name="P27"><text:s text:c="2"/>make</text:p>
      <text:p text:style-name="P27"><text:s text:c="2"/>sudo make install</text:p>
      <text:p text:style-name="P27"/>
      <text:p text:style-name="P27">build tasn</text:p>
      <text:p text:style-name="P27"><text:s text:c="2"/>./configure --prefix=/opt</text:p>
      <text:p text:style-name="P27"><text:s text:c="2"/>make</text:p>
      <text:p text:style-name="P27"><text:s text:c="2"/>sudo make install</text:p>
      <text:p text:style-name="P27"/>
      <text:p text:style-name="P27">build nettle</text:p>
      <text:p text:style-name="P27"><text:s text:c="2"/>PKG_CONFIG_PATH=/opt/lib/pkgconfig ./configure --prefix=/opt</text:p>
      <text:p text:style-name="P27"><text:s text:c="2"/>make</text:p>
      <text:p text:style-name="P27"><text:s text:c="2"/>sudo make install</text:p>
      <text:p text:style-name="P27"><text:soft-page-break/></text:p>
      <text:p text:style-name="P27">build gnutls</text:p>
      <text:p text:style-name="P27"><text:s text:c="2"/></text:p>
      <text:p text:style-name="P27"><text:s text:c="2"/>PKG_CONFIG_PATH=/opt/lib/pkgconfig/ ./configure --prefix=/opt --without-p11-kit</text:p>
      <text:p text:style-name="P27"><text:s text:c="2"/>make</text:p>
      <text:p text:style-name="P27"><text:s text:c="2"/>sudo make install</text:p>
      <text:p text:style-name="P27"/>
      <text:p text:style-name="P27">building libosdp</text:p>
      <text:p text:style-name="P27"/>
      <text:p text:style-name="P27"><text:s text:c="2"/>cd setup/libosdp</text:p>
      <text:p text:style-name="P27"><text:s text:c="2"/>make clean</text:p>
      <text:p text:style-name="P27"><text:s text:c="2"/>make CFLAGS="-I/opt/include" LDFLAGS="-L/opt/lib" release</text:p>
      <text:p text:style-name="P27"><text:s text:c="2"/>cd /</text:p>
      <text:p text:style-name="P27"><text:s text:c="2"/>sudo tar xzvf /home/osdp/setup/libosdp/release-libosdp.tgz</text:p>
      <text:p text:style-name="P27"/>
      <text:p text:style-name="P27"/>
      <text:p text:style-name="P27"/>
      <text:p text:style-name="P27"/>
      <text:p text:style-name="P27"/>
      <text:h text:style-name="P36" text:outline-level="1"><text:bookmark-start text:name="__RefHeading__584_170384181"/>How to use<text:bookmark-end text:name="__RefHeading__584_170384181"/></text:h>
      <text:h text:style-name="Heading_20_2" text:outline-level="2"><text:bookmark-start text:name="__RefHeading__500_1076351487"/>General program set-up<text:bookmark-end text:name="__RefHeading__500_1076351487"/></text:h>
      <text:p text:style-name="P12">it writes to open_ospd.log in the current directory.</text:p>
      <text:p text:style-name="P12">it reads it's configuration from open-osdp-params.json in the current directory.</text:p>
      <text:p text:style-name="P12"/>
      <text:h text:style-name="P38" text:outline-level="2"><text:bookmark-start text:name="__RefHeading__126_1076351487"/>how to use it – 485<text:bookmark-end text:name="__RefHeading__126_1076351487"/></text:h>
      <text:h text:style-name="Heading_20_3" text:outline-level="3"><text:bookmark-start text:name="__RefHeading__502_1076351487"/>CP (RS-485)<text:bookmark-end text:name="__RefHeading__502_1076351487"/></text:h>
      <text:p text:style-name="P8">Check your RS-485 adapter and cable hardware.</text:p>
      <text:p text:style-name="P8">cd to /opt/open-osdp/run/<text:span text:style-name="T5">CP</text:span></text:p>
      <text:p text:style-name="P8">set up a configuration file for <text:span text:style-name="T5">CP</text:span> use. <text:s/>Use the sample config files in the doc directoy as a guide. <text:s/>Be sure to set the PD address to match your <text:span text:style-name="T5">PD</text:span>.</text:p>
      <text:p text:style-name="P12">Run /opt/open-osdp/bin/open-osdp</text:p>
      <text:p text:style-name="P11"/>
      <text:p text:style-name="P11">An example configuration is in <text:span text:style-name="T5">doc/config-samples/ </text:span><text:span text:style-name="T2">open-osdp-params-CP-</text:span><text:span text:style-name="T3">485</text:span><text:span text:style-name="T2">.json</text:span></text:p>
      <text:h text:style-name="Heading_20_3" text:outline-level="3"><text:bookmark-start text:name="__RefHeading__504_1076351487"/>PD (RS-485)<text:bookmark-end text:name="__RefHeading__504_1076351487"/></text:h>
      <text:p text:style-name="P8">Check your RS-485 adapter and cable hardware.</text:p>
      <text:p text:style-name="P8">cd to /opt/open-osdp/run/PD</text:p>
      <text:p text:style-name="P8">set up a configuration file for PD use. <text:s/>Use the sample config files in the doc directoy as a guide. <text:s/>Be sure to set the PD address to match your CP.</text:p>
      <text:p text:style-name="P13">Run /opt/open-osdp/bin/open-osdp</text:p>
      <text:p text:style-name="P15"/>
      <text:p text:style-name="P10">An example configuration is in <text:span text:style-name="T5">doc/config-samples/ </text:span><text:span text:style-name="T2">open-osdp-params-</text:span><text:span text:style-name="T4">PD</text:span><text:span text:style-name="T2">-</text:span><text:span text:style-name="T3">485</text:span><text:span text:style-name="T2">.json</text:span></text:p>
      <text:h text:style-name="Heading_20_2" text:outline-level="2"><text:bookmark-start text:name="__RefHeading__128_1076351487"/>how to use it – tls<text:bookmark-end text:name="__RefHeading__128_1076351487"/></text:h>
      <text:p text:style-name="P19">osdp-net-server and osdp-net-client are the TLS server and client respectively. <text:s/>Each one runs the open-osdp code. <text:s/>Configuration details are read from open-osdp-params.json.</text:p>
      <text:p text:style-name="P19"/>
      <text:p text:style-name="P19">Certificates go in /opt/open-osdp/etc. <text:s/>For the server side it uses ca_keys.pem, key.pem, cert.pem. <text:s/>the key is not encrypted. <text:s/>For the clie<text:span text:style-name="T6">nt</text:span> side it uses ca_keys.pem, client_key.pem, clietn_cert.pem. <text:s/>The key is not encrypted.</text:p>
      <text:h text:style-name="P40" text:outline-level="3"><text:bookmark-start text:name="__RefHeading__506_1076351487"/>Certificates<text:bookmark-end text:name="__RefHeading__506_1076351487"/></text:h>
      <text:p text:style-name="P24">Both sides need certificates and keys. <text:s/>Each side has to be configured to trust the root that issued the other end's cert. <text:s/>For the test program, the Common Name field of the Subject Name must be set in the config file as GnuTLS checks this.</text:p>
      <text:p text:style-name="P27"/>
      <text:p text:style-name="P27">set up test certificates</text:p>
      <text:p text:style-name="P27"/>
      <text:p text:style-name="P27"><text:s text:c="2"/>cd setup/test-ca</text:p>
      <text:p text:style-name="P27"><text:s text:c="4"/>./0-init-ca</text:p>
      <text:p text:style-name="P27"><text:s text:c="4"/>./1-create-certs</text:p>
      <text:p text:style-name="P27"/>
      <text:p text:style-name="P27"><text:s text:c="2"/>copy the appropriate certs to etc</text:p>
      <text:p text:style-name="P27"><text:s text:c="4"/>cp root.pem osdp-pd-1_cert.pem osdp-pd-1_key.pem /opt/open-osdp/etc</text:p>
      <text:p text:style-name="P27"><text:s text:c="4"/>cd /opt/open-osdp/etc</text:p>
      <text:p text:style-name="P27"><text:s text:c="4"/>cp root.pem ca_certs.pem</text:p>
      <text:p text:style-name="P27"><text:s text:c="4"/>cp osdp-pd-1_cert.pem cert.pem</text:p>
      <text:p text:style-name="P27"><text:s text:c="4"/>cp osdp-pd-1_key.pem key.pem <text:s/></text:p>
      <text:h text:style-name="P41" text:outline-level="3"><text:bookmark-start text:name="__RefHeading__508_1076351487"/><text:soft-page-break/>CP (<text:span text:style-name="T5">TLS</text:span>)<text:bookmark-end text:name="__RefHeading__508_1076351487"/></text:h>
      <text:p text:style-name="P12">Check your certificates, ip addresses, and port settings to match the PD.</text:p>
      <text:p text:style-name="P9">cd to /opt/open-osdp/run/<text:span text:style-name="T5">CP</text:span></text:p>
      <text:p text:style-name="P9">set up a configuration file for <text:span text:style-name="T5">CP</text:span> use. <text:s/>Use the sample config files in the doc directoy as a guide. <text:s/>Be sure to set the PD address to match your CP.</text:p>
      <text:p text:style-name="P12"/>
      <text:p text:style-name="P12">To connect to a PD listening for an incoming connection (CP is the client, PD is the server.) There has to be something listening at the destination address or else the program fails.</text:p>
      <text:p text:style-name="P12"/>
      <text:p text:style-name="P12"><text:tab/>run /opt/open-osdp/bin/osdp-net-client</text:p>
      <text:p text:style-name="P12"/>
      <text:p text:style-name="P12">To listen for TLS connections (PD is the client, CP is the server)</text:p>
      <text:p text:style-name="P12"><text:tab/>run /opt/open-osdp/bin/osdp-net-server</text:p>
      <text:p text:style-name="P12"/>
      <text:p text:style-name="P10">An example configuration is in <text:span text:style-name="T5">doc/config-samples/ </text:span><text:span text:style-name="T2">open-osdp-params-</text:span><text:span text:style-name="T4">CP-TLS-Client</text:span><text:span text:style-name="T2">.json</text:span></text:p>
      <text:h text:style-name="Heading_20_2" text:outline-level="2"><text:bookmark-start text:name="__RefHeading__510_1076351487"/>Configuration File Set-up<text:bookmark-end text:name="__RefHeading__510_1076351487"/></text:h>
      <text:p text:style-name="P23">You set the OSDP role in the configuration file (open-osdp-params.json.) <text:s/>This is independent of whether it's RS-485 or which end of a TLS connection you configure. <text:s/>In the networking cases either the PD or the CP can be listening for a network connection from the other end.</text:p>
      <text:h text:style-name="Heading_20_3" text:outline-level="3"><text:bookmark-start text:name="__RefHeading__512_1076351487"/>Configuring an RS-485 PD<text:bookmark-end text:name="__RefHeading__512_1076351487"/></text:h>
      <text:h text:style-name="Heading_20_3" text:outline-level="3"><text:bookmark-start text:name="__RefHeading__514_1076351487"/>Configuring an RS-485 CP<text:bookmark-end text:name="__RefHeading__514_1076351487"/></text:h>
      <text:h text:style-name="Heading_20_3" text:outline-level="3"><text:bookmark-start text:name="__RefHeading__516_1076351487"/>Configuring a TLS PD (Server)<text:bookmark-end text:name="__RefHeading__516_1076351487"/></text:h>
      <text:p text:style-name="P16"><text:s text:c="2"/>set it to be the PD</text:p>
      <text:p text:style-name="P16"><text:s text:c="2"/>set the verbosity</text:p>
      <text:p text:style-name="P16"><text:s text:c="2"/>set the fqdn to the CN field of the other end's certificate.</text:p>
      <text:p text:style-name="P16"><text:s text:c="2"/>set the test card data</text:p>
      <text:h text:style-name="Heading_20_3" text:outline-level="3"><text:bookmark-start text:name="__RefHeading__518_1076351487"/>Configuring a TLS CP (Client)<text:bookmark-end text:name="__RefHeading__518_1076351487"/></text:h>
      <text:p text:style-name="P11"><text:s text:c="2"/>set it to be the CP</text:p>
      <text:p text:style-name="P11"><text:s text:c="2"/>set the verbosity</text:p>
      <text:p text:style-name="P11"><text:s text:c="2"/>set the fqdn to the CN field of the other end's certificate.</text:p>
      <text:p text:style-name="P6"><text:s text:c="2"/>set the ip address of the server</text:p>
      <text:h text:style-name="Heading_20_3" text:outline-level="3"><text:bookmark-start text:name="__RefHeading__520_1076351487"/>Configuration Parameters<text:bookmark-end text:name="__RefHeading__520_1076351487"/></text:h>
      <text:p text:style-name="P17">These are specified in open-osdp-param.json. </text:p>
      <text:p text:style-name="P17"/>
      <text:p text:style-name="P17">address - PD address to use or to talk to. <text:s/>must be valid OSDP address value. <text:s/>Value is in hext.</text:p>
      <text:p text:style-name="P17"/>
      <text:p text:style-name="P17">bits - number of bits in RAW response. <text:s/>Value is in decimal.</text:p>
      <text:p text:style-name="P17"/>
      <text:p text:style-name="P17"><text:soft-page-break/>disable_checking - disable certificate checking ("1") or not ("0")</text:p>
      <text:p text:style-name="P17"/>
      <text:p text:style-name="P17">fqdn - DN field of peeir's certificate if cert checking is turned on. </text:p>
      <text:p text:style-name="P17"/>
      <text:p text:style-name="P17">init_command - command to initialize serial device.</text:p>
      <text:p text:style-name="P17"/>
      <text:p text:style-name="P17">network_address - ipv4 address to use to connect (for TLS or TCP client.)</text:p>
      <text:p text:style-name="P17"/>
      <text:p text:style-name="P17">poll -- poll frequency (CP polling the PD.)</text:p>
      <text:p text:style-name="P17"/>
      <text:p text:style-name="P17">raw_value = value is hex, this is the card data. <text:s/>Note for 26 bit it is left justified (bottom 6 bits of last octet are not used.)</text:p>
      <text:p text:style-name="P17"/>
      <text:p text:style-name="P7">role - CP PD or MON</text:p>
      <text:p text:style-name="P7"/>
      <text:p text:style-name="P18">serial_device -- name of serial device for RS-485. <text:s/>Typically /dev/ttyUSB0</text:p>
      <text:p text:style-name="P18"/>
      <text:p text:style-name="P18">slow_timer -- in TLS (or TCP) causes the CP to wake up if PD traffic arrives before the poll interval.</text:p>
      <text:p text:style-name="P18"/>
      <text:p text:style-name="P18">timeout</text:p>
      <text:p text:style-name="P18"/>
      <text:p text:style-name="P18">verbosity -- logging verbosity. <text:s/>1-3 are normal, 9 is loud, &gt;9 is very loud.</text:p>
      <text:h text:style-name="P37" text:outline-level="1"><text:bookmark-start text:name="__RefHeading__130_1076351487"/>libosdp internals<text:bookmark-end text:name="__RefHeading__130_1076351487"/></text:h>
      <text:h text:style-name="Heading_20_2" text:outline-level="2"><text:bookmark-start text:name="__RefHeading__132_1076351487"/>osdp protocol implementation<text:bookmark-end text:name="__RefHeading__132_1076351487"/></text:h>
      <text:p text:style-name="P2">t.b.d.</text:p>
      <text:h text:style-name="Heading_20_2" text:outline-level="2"><text:bookmark-start text:name="__RefHeading__134_1076351487"/>libosdp <text:span text:style-name="T8">C</text:span>ontrol <text:span text:style-name="T8">API</text:span><text:bookmark-end text:name="__RefHeading__134_1076351487"/></text:h>
      <text:p text:style-name="P34">The main loop listens on a Unix socket (“open-osdp-control” in the current directory) for a “kick” (in the style of the POSIX “HUP” signal.) <text:s/>When it gets kicked it reads open_osdp_command.json and processes that command.</text:p>
      <text:p text:style-name="P34"/>
      <text:p text:style-name="Standard">The format is</text:p>
      <text:p text:style-name="Standard">{</text:p>
      <text:p text:style-name="Standard"><text:s text:c="2"/>“command” : “&lt;action&gt;”</text:p>
      <text:p text:style-name="Standard">}</text:p>
      <text:p text:style-name="Standard"/>
      <text:p text:style-name="Standard">Where &lt;action&gt; is one of</text:p>
      <text:p text:style-name="Standard"><text:tab/>capabilities</text:p>
      <text:p text:style-name="Standard"><text:tab/>dump_status</text:p>
      <text:p text:style-name="Standard"><text:tab/>identify</text:p>
      <text:p text:style-name="Standard"><text:tab/><text:span text:style-name="T8">output</text:span></text:p>
      <text:p text:style-name="Standard"><text:tab/><text:span text:style-name="T8">present_card</text:span></text:p>
      <text:p text:style-name="Standard"><text:tab/><text:span text:style-name="T8">reset_power</text:span></text:p>
      <text:p text:style-name="Standard"><text:tab/><text:span text:style-name="T8">send_poll</text:span></text:p>
      <text:p text:style-name="Standard"/>
      <text:p text:style-name="P32">Note some of these have additional arguments.</text:p>
      <text:p text:style-name="P34"/>
      <text:p text:style-name="Text_20_body"/>
      <text:p text:style-name="P26">there's a "json" file, see doc directory for sample.</text:p>
      <text:p text:style-name="P26"/>
      <text:p text:style-name="P26">commands are:</text:p>
      <text:p text:style-name="P26"><text:s text:c="2"/>dump_status</text:p>
      <text:p text:style-name="P26"><text:s text:c="2"/>send_poll</text:p>
      <text:p text:style-name="P26"/>
      <text:p text:style-name="P26">request pd ident</text:p>
      <text:p text:style-name="P26">rquest capabilities</text:p>
      <text:p text:style-name="P26">request local status report</text:p>
      <text:p text:style-name="P26">request reader status</text:p>
      <text:p text:style-name="P25"/>
      <text:h text:style-name="P36" text:outline-level="1"><text:bookmark-start text:name="__RefHeading__114_1076351487"/>appendix<text:bookmark-end text:name="__RefHeading__114_1076351487"/></text:h>
      <text:h text:style-name="Heading_20_2" text:outline-level="2"><text:bookmark-start text:name="__RefHeading__116_1076351487"/>a. colophon<text:bookmark-end text:name="__RefHeading__116_1076351487"/></text:h>
      <text:p text:style-name="P4">Revised for x.x build x (post isc west 2016 interopfest)</text:p>
      <text:p text:style-name="P3"/>
      <text:p text:style-name="P4">copyright</text:p>
      <text:p text:style-name="P4"/>
      <text:p text:style-name="P4">support</text:p>
      <text:p text:style-name="P4"/>
      <text:p text:style-name="P2"/>
      <text:h text:style-name="P38" text:outline-level="2"><text:bookmark-start text:name="__RefHeading__110_1076351487"/>b. basic osdp end to end test<text:bookmark-end text:name="__RefHeading__110_1076351487"/></text:h>
      <text:p text:style-name="P2">t.b.d.</text:p>
      <text:p text:style-name="P2"/>
      <text:h text:style-name="P38" text:outline-level="2"><text:bookmark-start text:name="__RefHeading__112_1076351487"/>c. osdp interop cable<text:bookmark-end text:name="__RefHeading__112_1076351487"/></text:h>
      <text:p text:style-name="P2">t.b.d.</text:p>
      <text:p text:style-name="P2"/>
      <text:h text:style-name="P38" text:outline-level="2">D. OSDP Testing</text:h>
      <text:h text:style-name="Heading_20_3" text:outline-level="3">D.1 present card data</text:h>
      <text:p text:style-name="P32">Create an appropriate command file. <text:s/>Copy it to /opt/open-osdp/run/PD. <text:s/>From the PD directory do </text:p>
      <text:p text:style-name="P32"/>
      <text:p text:style-name="P32">/opt/open-osdp/bin/write-osdp-PD-command present_card</text:p>
      <text:p text:style-name="P32">/opt/open-osdp/bin/HUP-PD</text:p>
      <text:h text:style-name="P36" text:outline-level="1"><text:bookmark-start text:name="__RefHeading__108_1076351487"/>punchlist<text:bookmark-end text:name="__RefHeading__108_1076351487"/></text:h>
      <text:p text:style-name="P4">fill this in and publish</text:p>
      <text:p text:style-name="P4">pull wiki</text:p>
      <text:p text:style-name="P4">pull from other sources</text:p>
      <text:p text:style-name="P4"/>
      <text:p text:style-name="P12">config samples fix ref make separate samples</text:p>
      <text:p text:style-name="P12"><text:s text:c="2"/>cp 485</text:p>
      <text:p text:style-name="P12"><text:s text:c="2"/>pd 485</text:p>
      <text:p text:style-name="P12"><text:s text:c="2"/>cp tls client</text:p>
      <text:p text:style-name="P12"><text:s text:c="2"/>pd tls server</text:p>
      <text:p text:style-name="P12"/>
      <text:p text:style-name="P12">add hack font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e285" officeooo:paragraph-rsid="0002e28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uide to libosdp<text:tab/><text:tab/>Page 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6-04-24T15:32:19.414422563</dc:date>
    <meta:editing-duration>PT56M11S</meta:editing-duration>
    <meta:editing-cycles>18</meta:editing-cycles>
    <meta:document-statistic meta:table-count="0" meta:image-count="0" meta:object-count="0" meta:page-count="15" meta:paragraph-count="209" meta:word-count="1347" meta:character-count="8614" meta:non-whitespace-character-count="7320"/>
  </office:meta>
</office:document-meta>
</file>